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3.8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margin-top="0.5cm" fo:margin-bottom="0cm"/>
    </style:style>
    <style:style style:name="P7" style:family="paragraph">
      <style:paragraph-properties fo:margin-top="0.5cm" fo:margin-bottom="0cm" style:writing-mode="lr-tb"/>
      <style:text-properties style:font-name="Frutiger Light Condensed"/>
    </style:style>
    <style:style style:name="P8" style:family="paragraph">
      <style:paragraph-properties fo:margin-top="0.5cm" fo:margin-bottom="0cm" fo:text-align="start"/>
    </style:style>
    <style:style style:name="P9" style:family="paragraph">
      <style:paragraph-properties fo:text-align="start"/>
      <style:text-properties style:font-name="Frutiger Light Condensed"/>
    </style:style>
    <style:style style:name="P10" style:family="paragraph">
      <style:text-properties style:font-name="Frutiger Light Condensed"/>
    </style:style>
    <style:style style:name="P11" style:family="paragraph">
      <loext:graphic-properties draw:fill="none" draw:fill-color="#ffffff"/>
      <style:text-properties style:font-name="Frutiger Light Condensed"/>
    </style:style>
    <style:style style:name="P12" style:family="paragraph">
      <style:paragraph-properties fo:margin-top="0.5cm" fo:margin-bottom="0cm"/>
      <style:text-properties style:font-name="Frutiger Light Condensed"/>
    </style:style>
    <style:style style:name="P13" style:family="paragraph">
      <style:text-properties style:font-name="Frutiger Light Condensed" fo:font-size="10pt" style:font-size-asian="10pt" style:font-size-complex="10pt"/>
    </style:style>
    <style:style style:name="P14" style:family="paragraph">
      <loext:graphic-properties draw:fill="none" draw:fill-color="#ffffff"/>
      <style:text-properties style:font-name="Frutiger Light Condensed" fo:font-size="10pt" style:font-size-asian="10pt" style:font-size-complex="10pt"/>
    </style:style>
    <style:style style:name="P15"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c9211e" style:font-name="Frutiger Light Condensed"/>
    </style:style>
    <style:style style:name="T7"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size="10pt" style:font-size-asian="10pt" style:font-size-complex="10pt"/>
    </style:style>
    <style:style style:name="T9" style:family="text">
      <style:text-properties fo:color="#c9211e" fo:font-size="10pt" style:font-size-asian="10pt" style:font-size-complex="10pt"/>
    </style:style>
    <style:style style:name="T10" style:family="text">
      <style:text-properties fo:color="#000000" fo:font-size="10pt" style:font-size-asian="10pt" style:font-size-complex="10pt"/>
    </style:style>
    <style:style style:name="T11" style:family="text">
      <style:text-properties fo:color="#c9211e"/>
    </style:style>
    <style:style style:name="T1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rodu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foundamentally, </text:span><text:span text:style-name="T2">solves visibility problem</text:span><text:span text:style-name="T1">: two points are visible to each other if line segment that joins them does not intersect any obstacle.</text:span></text:p>
                <text:list>
                  <text:list-item>
                    <text:p><text:span text:style-name="T3">First, we need to determine which objects are visible from camera – visibility problem! </text:span><text:span text:style-name="T1">Based on defined camera, ray-tracing-based rendering is inherently providing </text:span><text:span text:style-name="T2">perspective or orthographic projection </text:span><text:span text:style-name="T4">in rendered image.</text:span></text:p>
                  </text:list-item>
                  <text:list-item>
                    <text:p><text:span text:style-name="T1">Secondly, we need to determine color and intensity of visible objects. This is solved using </text:span><text:span text:style-name="T2">shading</text:span><text:span text:style-name="T1"> which relies on </text:span><text:span text:style-name="T2">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generating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2">camera/primary rays</text:span><text:span text:style-name="T1">. These rays will be used to compute the visible objects for current camera position. This method can be called </text:span><text:span text:style-name="T2">ray-casting</text:span></text:p>
              </text:list-item>
            </text:list>
            <text:p><text:span text:style-name="T1">&lt;IMAGE: GENERATING RAYS&gt;</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Raytracing: generating ray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amera rays: testing for intersection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amera rays are </text:span><text:span text:style-name="T2">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object intersections</text:span></text:p>
          </draw:text-box>
        </draw:frame>
        <draw:frame presentation:style-name="pr5" draw:text-style-name="P7" draw:layer="layout" svg:width="25.199cm" svg:height="9.134cm" svg:x="1.4cm" svg:y="3.685cm" presentation:class="outline" presentation:user-transformed="true">
          <draw:text-box>
            <text:list text:style-name="L2">
              <text:list-item>
                <text:p text:style-name="P6"><text:span text:style-name="T1">In lesson on objects in 3D scene, we have seen that </text:span><text:span text:style-name="T2">various shape representations</text:span><text:span text:style-name="T1"> exist for 3D objects.</text:span></text:p>
                <text:list>
                  <text:list-item>
                    <text:p><text:span text:style-name="T1">Parametric representations (e.g., simple objects; spheres), mesh, curves, curved surfaces, subivision surfaces, voxels, SDFs, etc.</text:span></text:p>
                  </text:list-item>
                </text:list>
              </text:list-item>
              <text:list-item>
                <text:p text:style-name="P6"><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2">tessellation</text:span></text:p>
                <text:list>
                  <text:list-item>
                    <text:p><text:span text:style-name="T4">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8"><text:span text:style-name="T1">Tessellation and triangulated mesh.</text:span></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6"><text:span text:style-name="T1"/></text:p>
              </text:list-header>
              <text:list-item>
                <text:p><text:span text:style-name="T1">Conversion of almost any type of surface to a triangulated mesh (tessellation) is well researched and feasible.</text:span></text:p>
              </text:list-item>
              <text:list-item>
                <text:p text:style-name="P6"><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9">Intersection test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0">For now we will discuss some popular ray-intersection tests:</text:p>
                <text:list>
                  <text:list-item>
                    <text:p text:style-name="P10">Plane: TODO</text:p>
                  </text:list-item>
                  <text:list-item>
                    <text:p text:style-name="P10">Sphere: TODO</text:p>
                  </text:list-item>
                  <text:list-item>
                    <text:p text:style-name="P10">Triangle: TODO</text:p>
                  </text:list-item>
                </text:list>
              </text:list-item>
              <text:list-item>
                <text:p text:style-name="P10">This serves as good basis for investigating further on ray-shape intersection which is highly researched and developed topic*</text:p>
              </text:list-item>
            </text:list>
          </draw:text-box>
        </draw:frame>
        <draw:frame draw:style-name="gr2" draw:text-style-name="P11" draw:layer="layout" svg:width="26.162cm" svg:height="1.038cm" svg:x="0.762cm" svg:y="13.716cm">
          <draw:text-box>
            <text:p text:style-name="P10">* https://www.realtimerendering.com/intersections.html</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Testing intersections (triangulated meshe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item>
                <text:p text:style-name="P6"><text:span text:style-name="T1"/></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9">Notes on testing intersections</text:p>
          </draw:text-box>
        </draw:frame>
        <draw:frame presentation:style-name="pr4" draw:text-style-name="P7" draw:layer="layout" svg:width="25.199cm" svg:height="9.134cm" svg:x="1.4cm" svg:y="3.685cm" presentation:class="outline" presentation:user-transformed="true">
          <draw:text-box>
            <text:list text:style-name="L2">
              <text:list-item>
                <text:p text:style-name="P12">Time to render a scene is (directly) proportional to the number of triangles in the scene.</text:p>
              </text:list-item>
              <text:list-item>
                <text:p text:style-name="P12">Raytracing-based rendering, in shading step, has to test more triangles in the scene than compared to rasterizer where many of triangles can be discarded if not visible from camera (e.g., back faces of object – back face culling).</text:p>
              </text:list-item>
              <text:list-item>
                <text:p text:style-name="P12">Optimization: not all triangles have to be tested for intersections. If certain parts of the scene are not relevant for current ray, they can be skipped</text:p>
                <text:list>
                  <text:list-item>
                    <text:p text:style-name="P10"><text:span text:style-name="T5">Spatial acceleration data structures</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9">Testing intersections: practical tip</text:p>
          </draw:text-box>
        </draw:frame>
        <draw:frame presentation:style-name="pr4" draw:text-style-name="P5" draw:layer="layout" svg:width="25.199cm" svg:height="9.134cm" svg:x="1.4cm" svg:y="3.685cm" presentation:class="outline" presentation:user-transformed="true">
          <draw:text-box>
            <text:list text:style-name="L2">
              <text:list-item>
                <text:p text:style-name="P10">Same ray-shape intersection algorithm can be used for any kind of tracing ray into the scene since only information is current ray and objects in the scene. Therefore we can use it both for:</text:p>
                <text:list>
                  <text:list-item>
                    <text:p text:style-name="P10">Camera rays used to determine what is visible from camera</text:p>
                  </text:list-item>
                  <text:list-item>
                    <text:p text:style-name="P10">Rays used in light transport for gathering light</text:p>
                  </text:list-item>
                </text:list>
              </text:list-item>
              <text:list-item>
                <text:p text:style-name="P10">Therefore, this part of the code can be encapsulated</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multiple hi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6">&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Testing intersections: multiple hits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Object intersection: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intersection with object is found, we need to calculate color and intensity (appearance ) of that point. <text:s/>Method for calculating this is called </text:span><text:span text:style-name="T2">shading</text:span><text:span text:style-name="T1">.</text:span></text:p>
              </text:list-item>
              <text:list-item>
                <text:p><text:span text:style-name="T2">Shading takes in account material and shape of the objects and couples it with light to compute color and intensity of intersected point.</text:span></text:p>
              </text:list-item>
              <text:list-item>
                <text:p><text:span text:style-name="T7">Important shape information in intersected point used in shading are: position</text:span><text:span text:style-name="T4">, normal, texture coordinates, surface derivatives.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9">Shading</text:p>
          </draw:text-box>
        </draw:frame>
        <draw:frame presentation:style-name="pr4" draw:text-style-name="P5" draw:layer="layout" svg:width="25.199cm" svg:height="9.134cm" svg:x="1.4cm" svg:y="3.685cm" presentation:class="outline" presentation:user-transformed="true">
          <draw:text-box>
            <text:list text:style-name="L2">
              <text:list-item>
                <text:p text:style-name="P10">Color of an object at any point is the result of the way object returns or reflects light falling on that point to camera.</text:p>
              </text:list-item>
              <text:list-item>
                <text:p text:style-name="P10"><text:span text:style-name="T7">Color and intensity of object varies across surface. In intersection point </text:span><text:span text:style-name="T1">- </text:span><text:span text:style-name="T2">shading point</text:span><text:span text:style-name="T1">**</text:span><text:span text:style-name="T1">, color and intensity* depends on:</text:span></text:p>
                <text:list>
                  <text:list-item>
                    <text:p text:style-name="P10">Amount of incoming light – how much surface is oriented to emitter (direct light) or other surface which reflects emitter or another surface (indirect light) and how much light actually falls onto the shading point.</text:p>
                  </text:list-item>
                  <text:list-item>
                    <text:p text:style-name="P10">Incoming light direction – from where is light falling on shading point</text:p>
                  </text:list-item>
                  <text:list-item>
                    <text:p text:style-name="P10"><text:span text:style-name="T3">Surface material – as discussed </text:span><text:span text:style-name="T1">in object modeling lesson</text:span><text:span text:style-name="T1">, material can be decomposed in scattering (reflection) characteristic described by BSDF (BRDF) and variation of its properties (color, roughness, etc.) across surface – Texture. </text:span></text:p>
                  </text:list-item>
                  <text:list-item>
                    <text:p text:style-name="P10">Position of camera – as discussed in object modeling lesson, some materials (that is scattering functions) depend on viewer position and are not reflecting light equally in all directions.</text:p>
                  </text:list-item>
                </text:list>
              </text:list-item>
            </text:list>
          </draw:text-box>
        </draw:frame>
        <draw:frame draw:style-name="gr2" draw:text-style-name="P14" draw:layer="layout" svg:width="25.908cm" svg:height="1.559cm" svg:x="0.762cm" svg:y="13.462cm">
          <draw:text-box>
            <text:p text:style-name="P13"><text:span text:style-name="T8">* Several times it has been mentioned “color and intensity”. In real world this is the same part of phenomena we see. In computer graphics this is decomposed for easier simulation and handling. </text:span><text:span text:style-name="T9">&lt;TODO&gt;</text:span></text:p>
            <text:p text:style-name="P13"><text:span text:style-name="T10">**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9">Shading and light transport</text:p>
          </draw:text-box>
        </draw:frame>
        <draw:frame presentation:style-name="pr4" draw:text-style-name="P10" draw:layer="layout" svg:width="25.199cm" svg:height="9.134cm" svg:x="1.4cm" svg:y="3.685cm" presentation:class="outline" presentation:user-transformed="true">
          <draw:text-box>
            <text:list text:style-name="L2">
              <text:list-item>
                <text:p>As we have seen, shading depends on object characteristics (material and shape) but also very much on incoming light.</text:p>
              </text:list-item>
              <text:list-item>
                <text:p>The process of “gathering” incoming light on shading point is called light transport.</text:p>
              </text:list-item>
            </text:list>
            <text:p><text:span text:style-name="T11">&lt;IMAGE: gathering light in shading point&gt;</text:span></text:p>
            <text:list text:continue-numbering="true" text:style-name="L2">
              <text:list-item>
                <text:p>In raytracing, light is gathered by tracing rays from intersection point to the 3D scene.</text:p>
                <text:list>
                  <text:list-item>
                    <text:p>Reminder: the ray generated by camera to find what is visible is called camera ray. </text:p>
                  </text:list-item>
                  <text:list-item>
                    <text:p>All rays that are casted after camera ray – from intersection of camera ray and object to the scene are called <text:span text:style-name="T5">secondary rays</text:span></text:p>
                  </text:list-item>
                  <text:list-item>
                    <text:p>Secondary rays have specific names depending on their task:</text:p>
                    <text:list>
                      <text:list-item>
                        <text:p>Ray casted toward light is called <text:span text:style-name="T5">shadow ray</text:span></text:p>
                      </text:list-item>
                      <text:list-item>
                        <text:p><text:span text:style-name="T12">Ray casted from mirror is called </text:span><text:span text:style-name="T5">reflection ray</text:span></text:p>
                      </text:list-item>
                    </text:list>
                  </text:list-item>
                </text:list>
              </text:list-item>
              <text:list-item>
                <text:p><text:span text:style-name="T5">Secondary rays used in light transport are solving visibility problem! </text:span><text:span text:style-name="T12">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9">Shading and light transport: algorithm</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TODO</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9">Notes on ray-tracing based rendering</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Ray-tracing challenges: https://www.scratchapixel.com/lessons/3d-basic-rendering/ray-tracing-overview/ray-tracing-rendering-technique-overview</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2T10:10:47.708145194</dc:date>
    <meta:editing-duration>PT7H34M5S</meta:editing-duration>
    <meta:editing-cycles>141</meta:editing-cycles>
    <meta:document-statistic meta:object-count="95"/>
  </office:meta>
</office:document-meta>
</file>